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B000001BEF54930514F2E47DD.png" manifest:media-type="image/png"/>
  <manifest:file-entry manifest:full-path="Pictures/1000000100000400000001D368D9FEEEE87799D0.png" manifest:media-type="image/png"/>
  <manifest:file-entry manifest:full-path="Pictures/10000001000003610000027EF84852D8DBF801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a31"/>
    </style:style>
    <style:style style:name="P2" style:family="paragraph" style:parent-style-name="Standard">
      <style:text-properties officeooo:rsid="0003da31" fo:background-color="#ffff00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e41c" officeooo:paragraph-rsid="0007e41c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1pt" officeooo:rsid="0003da31" fo:background-color="#ffff00" style:font-size-asian="11pt"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 1 – UD 6 – ENTORNOS DE DESARROLLO</text:p>
      <text:p text:style-name="P2"/>
      <text:p text:style-name="P4">CAFÉ</text:p>
      <text:p text:style-name="P1"><draw:frame draw:style-name="fr1" draw:name="Imagen1" text:anchor-type="as-char" svg:width="16.824cm" svg:height="6.586cm" draw:z-index="0"><draw:image xlink:href="Pictures/10000001000003EB000001BEF54930514F2E47DD.png" xlink:type="simple" xlink:show="embed" xlink:actuate="onLoad" draw:mime-type="image/png"/></draw:frame></text:p>
      <text:p text:style-name="P1"/>
      <text:p text:style-name="P4">CURSO</text:p>
      <text:p text:style-name="P1"><draw:frame draw:style-name="fr1" draw:name="Imagen2" text:anchor-type="as-char" svg:width="16.873cm" svg:height="6.636cm" draw:z-index="1"><draw:image xlink:href="Pictures/1000000100000400000001D368D9FEEEE87799D0.png" xlink:type="simple" xlink:show="embed" xlink:actuate="onLoad" draw:mime-type="image/png"/></draw:frame></text:p>
      <text:p text:style-name="P1"/>
      <text:p text:style-name="P4">BIBLIOTECA</text:p>
      <text:p text:style-name="P1"><draw:frame draw:style-name="fr1" draw:name="Imagen3" text:anchor-type="as-char" svg:width="16.921cm" svg:height="9.005cm" draw:z-index="2"><draw:image xlink:href="Pictures/10000001000003610000027EF84852D8DBF801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3T16:41:22.333000000</dc:date>
    <meta:editing-duration>PT25M14S</meta:editing-duration>
    <meta:editing-cycles>4</meta:editing-cycles>
    <meta:generator>LibreOffice/7.2.2.2$Windows_X86_64 LibreOffice_project/02b2acce88a210515b4a5bb2e46cbfb63fe97d56</meta:generator>
    <meta:document-statistic meta:table-count="0" meta:image-count="3" meta:object-count="0" meta:page-count="1" meta:paragraph-count="7" meta:word-count="10" meta:character-count="56" meta:non-whitespace-character-count="48"/>
  </office:meta>
</office:document-meta>
</file>